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1c1c1c"/>
    </style:style>
    <style:style style:name="ce5" style:family="table-cell" style:parent-style-name="Default">
      <style:text-properties fo:color="#00a65d"/>
    </style:style>
    <style:style style:name="ce2" style:family="table-cell" style:parent-style-name="Default">
      <style:text-properties fo:color="#111111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owerSyst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Pattern</text:p>
          </table:table-cell>
          <table:table-cell office:value-type="string" calcext:value-type="string">
            <text:p>IDS off time</text:p>
          </table:table-cell>
          <table:table-cell office:value-type="string" calcext:value-type="string">
            <text:p>IDS on time</text:p>
          </table:table-cell>
          <table:table-cell office:value-type="string" calcext:value-type="string">
            <text:p>off time/on time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Sporadicity</text:p>
          </table:table-cell>
          <table:table-cell office:value-type="string" calcext:value-type="string">
            <text:p>Minimum Attack Len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[0.1, 0.05]</text:p>
          </table:table-cell>
          <table:table-cell office:value-type="string" calcext:value-type="string">
            <text:p>C2/10 = [0.01, 0.005]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0100" calcext:value-type="float">
            <text:p>110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0010" calcext:value-type="float">
            <text:p>1100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11" calcext:value-type="float">
            <text:p>10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100" calcext:value-type="float">
            <text:p>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" calcext:value-type="float">
            <text:p>10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1100" calcext:value-type="float">
            <text:p>1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0011" calcext:value-type="float">
            <text:p>10100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001011" calcext:value-type="float">
            <text:p>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0" calcext:value-type="float">
            <text:p>1000111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float" office:value="10111" calcext:value-type="float">
            <text:p>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111" calcext:value-type="float">
            <text:p>100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00111" calcext:value-type="float">
            <text:p>10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1" calcext:value-type="float">
            <text:p>100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00111" calcext:value-type="float">
            <text:p>101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11100" calcext:value-type="float">
            <text:p>10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111" calcext:value-type="float">
            <text:p>1000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10" calcext:value-type="float">
            <text:p>1000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0111" calcext:value-type="float">
            <text:p>10000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110" calcext:value-type="float">
            <text:p>10000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0111" calcext:value-type="float">
            <text:p>1000100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00111100" calcext:value-type="float">
            <text:p>1000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100111" calcext:value-type="float">
            <text:p>1000101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111100" calcext:value-type="float">
            <text:p>100010111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0010010111" calcext:value-type="float">
            <text:p>1000100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011110" calcext:value-type="float">
            <text:p>1000100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10100" calcext:value-type="float">
            <text:p>1000111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10010" calcext:value-type="float">
            <text:p>1000111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" calcext:value-type="float">
            <text:p>1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" calcext:value-type="float">
            <text:p>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" calcext:value-type="float">
            <text:p>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" calcext:value-type="float">
            <text:p>1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100" calcext:value-type="float">
            <text:p>11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11" calcext:value-type="float">
            <text:p>110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100" calcext:value-type="float">
            <text:p>111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10" calcext:value-type="float">
            <text:p>111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11" calcext:value-type="float">
            <text:p>11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10" calcext:value-type="float">
            <text:p>1100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011" calcext:value-type="float">
            <text:p>1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01" calcext:value-type="float">
            <text:p>1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011" calcext:value-type="float">
            <text:p>10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101" calcext:value-type="float">
            <text:p>10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0011" calcext:value-type="float">
            <text:p>10001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001" calcext:value-type="float">
            <text:p>10001110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1000100" calcext:value-type="float">
            <text:p>11110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" calcext:value-type="float">
            <text:p>1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" calcext:value-type="float">
            <text:p>1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011" calcext:value-type="float">
            <text:p>1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101" calcext:value-type="float">
            <text:p>1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011011" calcext:value-type="float">
            <text:p>10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011101" calcext:value-type="float">
            <text:p>10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0011" calcext:value-type="float">
            <text:p>10001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1001" calcext:value-type="float">
            <text:p>10001110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7"/>
        </table:table-row>
      </table:table>
      <table:table table:name="ESP" table:style-name="ta1">
        <table:table-column table:style-name="co1" table:default-cell-style-name="Default"/>
        <table:table-column table:style-name="co7" table:number-columns-repeated="2" table:default-cell-style-name="Default"/>
        <table:table-column table:style-name="co4" table:default-cell-style-name="ce5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31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Pattern</text:p>
          </table:table-cell>
          <table:table-cell office:value-type="string" calcext:value-type="string">
            <text:p>IDS off time</text:p>
          </table:table-cell>
          <table:table-cell office:value-type="string" calcext:value-type="string">
            <text:p>IDS on time</text:p>
          </table:table-cell>
          <table:table-cell office:value-type="string" calcext:value-type="string">
            <text:p>IDS rate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Sporadicity</text:p>
          </table:table-cell>
          <table:table-cell office:value-type="string" calcext:value-type="string">
            <text:p>Minimum Attack Len</text:p>
          </table:table-cell>
          <table:table-cell/>
          <table:table-cell table:style-name="ce2" table:number-columns-repeated="3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C2/1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2]/[.E2]"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0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3]/[.E3]" office:value-type="float" office:value="0.6" calcext:value-type="float">
            <text:p>0.6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4]/[.E4]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5]/[.E5]" office:value-type="float" office:value="0.75" calcext:value-type="float">
            <text:p>0.75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100" calcext:value-type="float">
            <text:p>110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6]/[.E6]" office:value-type="float" office:value="0.6" calcext:value-type="float">
            <text:p>0.6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010" calcext:value-type="float">
            <text:p>1100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7]/[.E7]" office:value-type="float" office:value="0.6" calcext:value-type="float">
            <text:p>0.6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1" calcext:value-type="float">
            <text:p>10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8]/[.E8]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1100" calcext:value-type="float">
            <text:p>11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9]/[.E9]" office:value-type="float" office:value="0.75" calcext:value-type="float">
            <text:p>0.75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" calcext:value-type="float">
            <text:p>1000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10]/[.E10]" office:value-type="float" office:value="0.6" calcext:value-type="float">
            <text:p>0.6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1100" calcext:value-type="float">
            <text:p>10111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11]/[.E11]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0011" calcext:value-type="float">
            <text:p>10100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12]/[.E12]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11" calcext:value-type="float">
            <text:p>100010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13]/[.E13]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0" calcext:value-type="float">
            <text:p>1000111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14]/[.E14]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ce1" office:value-type="float" office:value="10111" calcext:value-type="float">
            <text:p>1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ce1" office:value-type="float" office:value="100111" calcext:value-type="float">
            <text:p>1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00111" calcext:value-type="float">
            <text:p>10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ce1" office:value-type="float" office:value="10000111" calcext:value-type="float">
            <text:p>100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100111" calcext:value-type="float">
            <text:p>101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111100" calcext:value-type="float">
            <text:p>101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0010111" calcext:value-type="float">
            <text:p>10001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0011110" calcext:value-type="float">
            <text:p>10001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00010111" calcext:value-type="float">
            <text:p>100001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00011110" calcext:value-type="float">
            <text:p>100001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00100111" calcext:value-type="float">
            <text:p>10001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00111100" calcext:value-type="float">
            <text:p>10001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0010100111" calcext:value-type="float">
            <text:p>1000101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0010111100" calcext:value-type="float">
            <text:p>1000101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0010010111" calcext:value-type="float">
            <text:p>10001001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0010011110" calcext:value-type="float">
            <text:p>10001001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 table:visibility="filter">
          <table:table-cell table:number-columns-repeated="3"/>
          <table:table-cell table:style-name="Default" office:value-type="float" office:value="100011110100" calcext:value-type="float">
            <text:p>10001111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table:style-name="Default" office:value-type="float" office:value="100011110010" calcext:value-type="float">
            <text:p>10001111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11" calcext:value-type="float">
            <text:p>1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110" calcext:value-type="float">
            <text:p>1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1100" calcext:value-type="float">
            <text:p>1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011" calcext:value-type="float">
            <text:p>1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11100" calcext:value-type="float">
            <text:p>110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10011" calcext:value-type="float">
            <text:p>110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110100" calcext:value-type="float">
            <text:p>1111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110010" calcext:value-type="float">
            <text:p>1111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01011" calcext:value-type="float">
            <text:p>1100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11001110" calcext:value-type="float">
            <text:p>1100111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42]/[.E42]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100011011" calcext:value-type="float">
            <text:p>1000110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43]/[.E43]" office:value-type="float" office:value="1" calcext:value-type="float">
            <text:p>1</text:p>
          </table:table-cell>
          <table:table-cell table:number-columns-repeated="35"/>
        </table:table-row>
        <table:table-row table:style-name="ro1" table:visibility="filter">
          <table:table-cell table:number-columns-repeated="3"/>
          <table:table-cell office:value-type="float" office:value="100011101" calcext:value-type="float">
            <text:p>1000111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1000011011" calcext:value-type="float">
            <text:p>10000110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45]/[.E45]" office:value-type="float" office:value="1" calcext:value-type="float">
            <text:p>1</text:p>
          </table:table-cell>
          <table:table-cell table:number-columns-repeated="35"/>
        </table:table-row>
        <table:table-row table:style-name="ro1" table:visibility="filter">
          <table:table-cell table:number-columns-repeated="3"/>
          <table:table-cell office:value-type="float" office:value="1000011101" calcext:value-type="float">
            <text:p>10000111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000110011" calcext:value-type="float">
            <text:p>10001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000111001" calcext:value-type="float">
            <text:p>10001110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010001011" calcext:value-type="float">
            <text:p>11001000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010001110" calcext:value-type="float">
            <text:p>11001000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010100011" calcext:value-type="float">
            <text:p>11001010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010111000" calcext:value-type="float">
            <text:p>11001011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011100010" calcext:value-type="float">
            <text:p>11001110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011101000" calcext:value-type="float">
            <text:p>11001110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001001011" calcext:value-type="float">
            <text:p>11000100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56]/[.E56]" office:value-type="float" office:value="1" calcext:value-type="float">
            <text:p>1</text:p>
          </table:table-cell>
          <table:table-cell table:number-columns-repeated="35"/>
        </table:table-row>
        <table:table-row table:style-name="ro1" table:visibility="filter">
          <table:table-cell table:number-columns-repeated="3"/>
          <table:table-cell office:value-type="float" office:value="110001010011" calcext:value-type="float">
            <text:p>1100010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001011100" calcext:value-type="float">
            <text:p>1100010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001110010" calcext:value-type="float">
            <text:p>11000111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001110100" calcext:value-type="float">
            <text:p>11000111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100100011" calcext:value-type="float">
            <text:p>11010010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100111000" calcext:value-type="float">
            <text:p>11010011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100010011" calcext:value-type="float">
            <text:p>1101000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100011100" calcext:value-type="float">
            <text:p>1101000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111001000" calcext:value-type="float">
            <text:p>11011100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0111000100" calcext:value-type="float">
            <text:p>11011100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1100100010" calcext:value-type="float">
            <text:p>11110010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1100101000" calcext:value-type="float">
            <text:p>11110010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1100010010" calcext:value-type="float">
            <text:p>11110001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1100010100" calcext:value-type="float">
            <text:p>11110001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1101001000" calcext:value-type="float">
            <text:p>11110100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number-columns-repeated="3"/>
          <table:table-cell office:value-type="float" office:value="111101000100" calcext:value-type="float">
            <text:p>11110100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number-rows-repeated="79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Trajectory" table:style-name="ta1">
        <table:table-column table:style-name="co7" table:number-columns-repeated="3" table:default-cell-style-name="Default"/>
        <table:table-column table:style-name="co4" table:default-cell-style-name="ce5"/>
        <table:table-column table:style-name="co7" table:number-columns-repeated="10" table:default-cell-style-name="Default"/>
        <table:table-column table:style-name="co7" table:default-cell-style-name="ce5"/>
        <table:table-column table:style-name="co7" table:number-columns-repeated="68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Pattern</text:p>
          </table:table-cell>
          <table:table-cell office:value-type="string" calcext:value-type="string">
            <text:p>IDS off time</text:p>
          </table:table-cell>
          <table:table-cell office:value-type="string" calcext:value-type="string">
            <text:p>IDS on time</text:p>
          </table:table-cell>
          <table:table-cell office:value-type="string" calcext:value-type="string">
            <text:p>IDS rate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Sporadicity</text:p>
          </table:table-cell>
          <table:table-cell office:value-type="string" calcext:value-type="string">
            <text:p>Minimum Attack Len</text:p>
          </table:table-cell>
          <table:table-cell table:number-columns-repeated="3"/>
          <table:table-cell table:style-name="Default"/>
          <table:table-cell table:number-columns-repeated="6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[1,]</text:p>
          </table:table-cell>
          <table:table-cell office:value-type="string" calcext:value-type="string">
            <text:p>C2/1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2]/[.E2]"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  <table:table-cell table:style-name="ce2"/>
          <table:table-cell table:style-name="ce1"/>
          <table:table-cell table:style-name="ce5"/>
          <table:table-cell/>
          <table:table-cell table:style-name="ce5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style-name="ce5"/>
          <table:table-cell table:number-columns-repeated="3"/>
          <table:table-cell table:style-name="ce1"/>
          <table:table-cell table:number-columns-repeated="4"/>
          <table:table-cell table:style-name="ce5" table:number-columns-repeated="6"/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7"/>
          <table:table-cell table:style-name="ce5" table:number-columns-repeated="24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3]/[.E3]" office:value-type="float" office:value="0.6" calcext:value-type="float">
            <text:p>0.6</text:p>
          </table:table-cell>
          <table:table-cell table:number-columns-repeated="7"/>
          <table:table-cell table:style-name="Default"/>
          <table:table-cell table:number-columns-repeated="68"/>
        </table:table-row>
        <table:table-row table:style-name="ro1">
          <table:table-cell table:number-columns-repeated="3"/>
          <table:table-cell table:style-name="ce2"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4]/[.E4]" office:value-type="float" office:value="1" calcext:value-type="float">
            <text:p>1</text:p>
          </table:table-cell>
          <table:table-cell table:number-columns-repeated="7"/>
          <table:table-cell table:style-name="ce2"/>
          <table:table-cell table:number-columns-repeated="68"/>
        </table:table-row>
        <table:table-row table:style-name="ro1">
          <table:table-cell table:number-columns-repeated="3"/>
          <table:table-cell table:style-name="Default" office:value-type="float" office:value="1011" calcext:value-type="float">
            <text:p>10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5]/[.E5]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68"/>
        </table:table-row>
        <table:table-row table:style-name="ro1">
          <table:table-cell table:number-columns-repeated="3"/>
          <table:table-cell table:style-name="ce2"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6]/[.E6]" office:value-type="float" office:value="0.75" calcext:value-type="float">
            <text:p>0.75</text:p>
          </table:table-cell>
          <table:table-cell table:number-columns-repeated="7"/>
          <table:table-cell table:style-name="ce2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ce1" office:value-type="float" office:value="10111" calcext:value-type="float">
            <text:p>1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1"/>
          <table:table-cell table:number-columns-repeated="68"/>
        </table:table-row>
        <table:table-row table:style-name="ro1" table:visibility="filter">
          <table:table-cell table:number-columns-repeated="3"/>
          <table:table-cell office:value-type="float" office:value="11011" calcext:value-type="float">
            <text:p>1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table:style-name="Default" office:value-type="float" office:value="11100" calcext:value-type="float">
            <text:p>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office:value-type="float" office:value="11110" calcext:value-type="float">
            <text:p>1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table:style-name="Default" office:value-type="float" office:value="100011" calcext:value-type="float">
            <text:p>10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ce1" office:value-type="float" office:value="100111" calcext:value-type="float">
            <text:p>1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1"/>
          <table:table-cell table:number-columns-repeated="68"/>
        </table:table-row>
        <table:table-row table:style-name="ro1">
          <table:table-cell table:number-columns-repeated="3"/>
          <table:table-cell table:style-name="ce2" office:value-type="float" office:value="110010" calcext:value-type="float">
            <text:p>1100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13]/[.E13]" office:value-type="float" office:value="0.6" calcext:value-type="float">
            <text:p>0.6</text:p>
          </table:table-cell>
          <table:table-cell table:number-columns-repeated="7"/>
          <table:table-cell table:style-name="ce2"/>
          <table:table-cell table:number-columns-repeated="68"/>
        </table:table-row>
        <table:table-row table:style-name="ro1" table:visibility="filter">
          <table:table-cell table:number-columns-repeated="3"/>
          <table:table-cell office:value-type="float" office:value="110011" calcext:value-type="float">
            <text:p>1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3"/>
          <table:table-cell table:style-name="ce2" office:value-type="float" office:value="110100" calcext:value-type="float">
            <text:p>110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15]/[.E15]" office:value-type="float" office:value="0.6" calcext:value-type="float">
            <text:p>0.6</text:p>
          </table:table-cell>
          <table:table-cell table:number-columns-repeated="7"/>
          <table:table-cell table:style-name="ce2"/>
          <table:table-cell table:number-columns-repeated="68"/>
        </table:table-row>
        <table:table-row table:style-name="ro1" table:visibility="filter">
          <table:table-cell table:number-columns-repeated="3"/>
          <table:table-cell office:value-type="float" office:value="111100" calcext:value-type="float">
            <text:p>1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table:style-name="Default" office:value-type="float" office:value="1000111" calcext:value-type="float">
            <text:p>10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>
          <table:table-cell table:number-columns-repeated="3"/>
          <table:table-cell table:style-name="Default" office:value-type="float" office:value="1010011" calcext:value-type="float">
            <text:p>10100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18]/[.E18]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68"/>
        </table:table-row>
        <table:table-row table:style-name="ro1">
          <table:table-cell table:number-columns-repeated="3"/>
          <table:table-cell table:style-name="Default" office:value-type="float" office:value="1011100" calcext:value-type="float">
            <text:p>10111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19]/[.E19]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ce1" office:value-type="float" office:value="10000111" calcext:value-type="float">
            <text:p>100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1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Default" office:value-type="float" office:value="10001011" calcext:value-type="float">
            <text:p>1000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Default" office:value-type="float" office:value="10001110" calcext:value-type="float">
            <text:p>1000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Default" office:value-type="float" office:value="10100111" calcext:value-type="float">
            <text:p>101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Default" office:value-type="float" office:value="10111100" calcext:value-type="float">
            <text:p>101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office:value-type="float" office:value="11001011" calcext:value-type="float">
            <text:p>1100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3"/>
          <table:table-cell office:value-type="float" office:value="11001110" calcext:value-type="float">
            <text:p>1100111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26]/[.E26]" office:value-type="float" office:value="1" calcext:value-type="float">
            <text:p>1</text:p>
          </table:table-cell>
          <table:table-cell table:number-columns-repeated="76"/>
        </table:table-row>
        <table:table-row table:style-name="ro1" table:visibility="filter">
          <table:table-cell table:number-columns-repeated="3"/>
          <table:table-cell office:value-type="float" office:value="11010011" calcext:value-type="float">
            <text:p>110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11100" calcext:value-type="float">
            <text:p>110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110010" calcext:value-type="float">
            <text:p>1111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110100" calcext:value-type="float">
            <text:p>1111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table:style-name="Default" office:value-type="float" office:value="100010111" calcext:value-type="float">
            <text:p>10001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>
          <table:table-cell table:number-columns-repeated="3"/>
          <table:table-cell office:value-type="float" office:value="100011011" calcext:value-type="float">
            <text:p>1000110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32]/[.E32]" office:value-type="float" office:value="1" calcext:value-type="float">
            <text:p>1</text:p>
          </table:table-cell>
          <table:table-cell table:number-columns-repeated="76"/>
        </table:table-row>
        <table:table-row table:style-name="ro1" table:visibility="filter">
          <table:table-cell table:number-columns-repeated="3"/>
          <table:table-cell office:value-type="float" office:value="100011101" calcext:value-type="float">
            <text:p>1000111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table:style-name="Default" office:value-type="float" office:value="100011110" calcext:value-type="float">
            <text:p>10001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Default" office:value-type="float" office:value="1000010111" calcext:value-type="float">
            <text:p>100001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>
          <table:table-cell table:number-columns-repeated="3"/>
          <table:table-cell office:value-type="float" office:value="1000011011" calcext:value-type="float">
            <text:p>10000110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36]/[.E36]" office:value-type="float" office:value="1" calcext:value-type="float">
            <text:p>1</text:p>
          </table:table-cell>
          <table:table-cell table:number-columns-repeated="76"/>
        </table:table-row>
        <table:table-row table:style-name="ro1" table:visibility="filter">
          <table:table-cell table:number-columns-repeated="3"/>
          <table:table-cell office:value-type="float" office:value="1000011101" calcext:value-type="float">
            <text:p>10000111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table:style-name="Default" office:value-type="float" office:value="1000011110" calcext:value-type="float">
            <text:p>100001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Default" office:value-type="float" office:value="1000100111" calcext:value-type="float">
            <text:p>10001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office:value-type="float" office:value="1000110011" calcext:value-type="float">
            <text:p>10001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000111001" calcext:value-type="float">
            <text:p>10001110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table:style-name="Default" office:value-type="float" office:value="1000111100" calcext:value-type="float">
            <text:p>10001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Default" office:value-type="float" office:value="100010010111" calcext:value-type="float">
            <text:p>10001001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Default" office:value-type="float" office:value="100010011110" calcext:value-type="float">
            <text:p>10001001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Default" office:value-type="float" office:value="100010100111" calcext:value-type="float">
            <text:p>1000101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Default" office:value-type="float" office:value="100010111100" calcext:value-type="float">
            <text:p>1000101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Default" office:value-type="float" office:value="100011110010" calcext:value-type="float">
            <text:p>10001111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table:style-name="Default" office:value-type="float" office:value="100011110100" calcext:value-type="float">
            <text:p>10001111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68"/>
        </table:table-row>
        <table:table-row table:style-name="ro1" table:visibility="filter">
          <table:table-cell table:number-columns-repeated="3"/>
          <table:table-cell office:value-type="float" office:value="110001001011" calcext:value-type="float">
            <text:p>11000100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50]/[.E50]" office:value-type="float" office:value="1" calcext:value-type="float">
            <text:p>1</text:p>
          </table:table-cell>
          <table:table-cell table:number-columns-repeated="76"/>
        </table:table-row>
        <table:table-row table:style-name="ro1" table:visibility="filter">
          <table:table-cell table:number-columns-repeated="3"/>
          <table:table-cell office:value-type="float" office:value="110001010011" calcext:value-type="float">
            <text:p>1100010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001011100" calcext:value-type="float">
            <text:p>1100010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001110010" calcext:value-type="float">
            <text:p>11000111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001110100" calcext:value-type="float">
            <text:p>11000111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010001011" calcext:value-type="float">
            <text:p>11001000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010001110" calcext:value-type="float">
            <text:p>11001000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010100011" calcext:value-type="float">
            <text:p>11001010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010111000" calcext:value-type="float">
            <text:p>11001011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011100010" calcext:value-type="float">
            <text:p>11001110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011101000" calcext:value-type="float">
            <text:p>11001110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100010011" calcext:value-type="float">
            <text:p>1101000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62]/[.E62]" office:value-type="float" office:value="1" calcext:value-type="float">
            <text:p>1</text:p>
          </table:table-cell>
          <table:table-cell table:number-columns-repeated="76"/>
        </table:table-row>
        <table:table-row table:style-name="ro1" table:visibility="filter">
          <table:table-cell table:number-columns-repeated="3"/>
          <table:table-cell office:value-type="float" office:value="110100100011" calcext:value-type="float">
            <text:p>11010010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100111000" calcext:value-type="float">
            <text:p>11010011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111000100" calcext:value-type="float">
            <text:p>11011100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0111001000" calcext:value-type="float">
            <text:p>11011100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1100010010" calcext:value-type="float">
            <text:p>11110001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1100010100" calcext:value-type="float">
            <text:p>11110001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1100100010" calcext:value-type="float">
            <text:p>11110010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1100101000" calcext:value-type="float">
            <text:p>11110010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1101000100" calcext:value-type="float">
            <text:p>11110100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  <table:table-row table:style-name="ro1" table:visibility="filter">
          <table:table-cell table:number-columns-repeated="3"/>
          <table:table-cell office:value-type="float" office:value="111101001000" calcext:value-type="float">
            <text:p>11110100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7"/>
        </table:table-row>
      </table:table>
      <table:named-expressions/>
      <table:database-ranges>
        <table:database-range table:name="__Anonymous_Sheet_DB__1" table:target-range-address="ESP.A1:ESP.G72" table:display-filter-buttons="true">
          <table:filter>
            <table:filter-and>
              <table:filter-condition table:field-number="4" table:value="2" table:operator="=">
                <table:filter-set-item table:value="2"/>
                <table:filter-set-item table:value="3"/>
                <table:filter-set-item table:value="4"/>
                <table:filter-set-item table:value="5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2" table:target-range-address="Trajectory.A1:Trajectory.G72" table:display-filter-buttons="true">
          <table:filter>
            <table:filter-and>
              <table:filter-condition table:field-number="4" table:value="1" table:operator="=">
                <table:filter-set-item table:value="1"/>
                <table:filter-set-item table:value="3"/>
                <table:filter-set-item table:value="4"/>
                <table:filter-set-item table:value="5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12:07:52.719563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5:50:27.150884156</meta:creation-date>
    <dc:date>2019-11-25T18:14:54.992526918</dc:date>
    <meta:editing-duration>P5DT21H49M42S</meta:editing-duration>
    <meta:editing-cycles>92</meta:editing-cycles>
    <meta:generator>LibreOffice/6.0.7.3$Linux_X86_64 LibreOffice_project/00m0$Build-3</meta:generator>
    <meta:document-statistic meta:table-count="3" meta:cell-count="561" meta:object-count="0"/>
  </office:meta>
</office:document-meta>
</file>